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e6e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cm" svg:stroke-color="#80808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8pt" style:font-size-asian="18pt" style:font-size-complex="18pt"/>
    </style:style>
    <style:style style:name="P3" style:family="paragraph">
      <style:text-properties fo:color="#000000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8.64cm" svg:y="8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08cm" svg:x="3.54cm" svg:y="8.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5.08cm" svg:x="8.6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5.08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16cm" svg:height="10.16cm" svg:x="3.5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08cm" svg:y1="3.54cm" svg:x2="6.08cm" svg:y2="13.7cm">
          <text:p/>
        </draw:line>
        <draw:line draw:style-name="gr6" draw:text-style-name="P1" draw:layer="layout" svg:x1="8.68cm" svg:y1="3.54cm" svg:x2="8.68cm" svg:y2="13.7cm">
          <text:p/>
        </draw:line>
        <draw:line draw:style-name="gr6" draw:text-style-name="P1" draw:layer="layout" svg:x1="11.18cm" svg:y1="3.54cm" svg:x2="11.18cm" svg:y2="13.7cm">
          <text:p/>
        </draw:line>
        <draw:line draw:style-name="gr6" draw:text-style-name="P1" draw:layer="layout" svg:x1="3.54cm" svg:y1="6.08cm" svg:x2="13.7cm" svg:y2="6.08cm">
          <text:p/>
        </draw:line>
        <draw:line draw:style-name="gr6" draw:text-style-name="P1" draw:layer="layout" svg:x1="3.54cm" svg:y1="8.68cm" svg:x2="13.7cm" svg:y2="8.68cm">
          <text:p/>
        </draw:line>
        <draw:line draw:style-name="gr6" draw:text-style-name="P1" draw:layer="layout" svg:x1="3.54cm" svg:y1="11.08cm" svg:x2="13.7cm" svg:y2="11.08cm">
          <text:p/>
        </draw:line>
        <draw:frame draw:style-name="gr7" draw:text-style-name="P2" draw:layer="layout" svg:width="2.54cm" svg:height="1.52cm" svg:x="4.51cm" svg:y="5.175cm">
          <draw:text-box>
            <text:p text:style-name="P2"><text:span text:style-name="T1">Grid 1</text:span></text:p>
          </draw:text-box>
        </draw:frame>
        <draw:frame draw:style-name="gr7" draw:text-style-name="P3" draw:layer="layout" svg:width="2.54cm" svg:height="1.52cm" svg:x="9.61cm" svg:y="5.175cm">
          <draw:text-box>
            <text:p text:style-name="P3"><text:span text:style-name="T2">Grid 2</text:span></text:p>
          </draw:text-box>
        </draw:frame>
        <draw:frame draw:style-name="gr7" draw:text-style-name="P3" draw:layer="layout" svg:width="2.54cm" svg:height="1.52cm" svg:x="9.51cm" svg:y="10.175cm">
          <draw:text-box>
            <text:p text:style-name="P3"><text:span text:style-name="T2">Grid 4</text:span></text:p>
          </draw:text-box>
        </draw:frame>
        <draw:frame draw:style-name="gr7" draw:text-style-name="P3" draw:layer="layout" svg:width="2.54cm" svg:height="1.52cm" svg:x="4.51cm" svg:y="10.2cm">
          <draw:text-box>
            <text:p text:style-name="P3"><text:span text:style-name="T2">Grid 3</text:span></text:p>
          </draw:text-box>
        </draw:frame>
        <draw:custom-shape draw:style-name="gr5" draw:text-style-name="P1" draw:layer="layout" svg:width="10.16cm" svg:height="10.16cm" svg:x="3.54cm" svg:y="15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54cm" svg:y1="20.58cm" svg:x2="13.7cm" svg:y2="20.58cm">
          <text:p/>
        </draw:line>
        <draw:line draw:style-name="gr8" draw:text-style-name="P1" draw:layer="layout" svg:x1="8.68cm" svg:y1="15.44cm" svg:x2="8.68cm" svg:y2="25.6cm">
          <text:p/>
        </draw:line>
        <draw:frame draw:style-name="gr9" draw:text-style-name="P1" draw:layer="layout" svg:width="2.54cm" svg:height="2.79cm" svg:x="4.81cm" svg:y="17.14cm">
          <draw:text-box>
            <text:p text:style-name="P1">Grid 1 2x2</text:p>
          </draw:text-box>
        </draw:frame>
        <draw:frame draw:style-name="gr9" draw:text-style-name="P1" draw:layer="layout" svg:width="2.54cm" svg:height="2.79cm" svg:x="10.11cm" svg:y="17.14cm">
          <draw:text-box>
            <text:p text:style-name="P1">Grid 2 2x2</text:p>
          </draw:text-box>
        </draw:frame>
        <draw:frame draw:style-name="gr9" draw:text-style-name="P1" draw:layer="layout" svg:width="2.54cm" svg:height="2.79cm" svg:x="10.11cm" svg:y="21.84cm">
          <draw:text-box>
            <text:p text:style-name="P1">Grid 4 2x2</text:p>
          </draw:text-box>
        </draw:frame>
        <draw:frame draw:style-name="gr9" draw:text-style-name="P1" draw:layer="layout" svg:width="2.54cm" svg:height="2.79cm" svg:x="4.61cm" svg:y="21.84cm">
          <draw:text-box>
            <text:p text:style-name="P1">Grid 3 2x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1-30T09:45:50</meta:creation-date>
    <dc:date>2012-01-30T18:17:43</dc:date>
    <meta:editing-duration>PT04H10M47S</meta:editing-duration>
    <meta:editing-cycles>6</meta:editing-cycles>
    <meta:generator>OpenOffice.org/3.2$Unix OpenOffice.org_project/320m19$Build-9505</meta:generator>
    <meta:document-statistic meta:object-count="22"/>
  </office:meta>
</office:document-meta>
</file>